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11c2ce" officeooo:paragraph-rsid="0011c2c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1c2ce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11c2ce" officeooo:paragraph-rsid="0011c2c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9">
      <style:paragraph-properties fo:margin-top="0cm" fo:margin-bottom="0cm" style:contextual-spacing="false"/>
    </style:style>
    <style:style style:name="P15" style:family="paragraph" style:parent-style-name="Text_20_body" style:list-style-name="L10">
      <style:paragraph-properties fo:margin-top="0cm" fo:margin-bottom="0cm" style:contextual-spacing="false"/>
    </style:style>
    <style:style style:name="P16" style:family="paragraph" style:parent-style-name="Text_20_body" style:list-style-name="L11">
      <style:paragraph-properties fo:margin-top="0cm" fo:margin-bottom="0cm" style:contextual-spacing="false"/>
    </style:style>
    <style:style style:name="P17" style:family="paragraph" style:parent-style-name="Text_20_body" style:list-style-name="L12">
      <style:paragraph-properties fo:margin-top="0cm" fo:margin-bottom="0cm" style:contextual-spacing="false"/>
    </style:style>
    <style:style style:name="P18" style:family="paragraph" style:parent-style-name="Text_20_body" style:list-style-name="L13">
      <style:paragraph-properties fo:margin-top="0cm" fo:margin-bottom="0cm" style:contextual-spacing="false"/>
    </style:style>
    <style:style style:name="P19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D,INTERNALNAME,Display Name,Function Code, Power, TYPE,damage type, Accuracy, PP, extra effect percentage,targets,priority,flags,description</text:p>
      <text:p text:style-name="P1"/>
      <text:p text:style-name="P2">Targets </text:p>
      <text:p text:style-name="P3">00 - Single Pokémon other than the user </text:p>
      <text:list xml:id="list3161333518" text:style-name="L1">
        <text:list-item>
          <text:p text:style-name="P6">01 - No target (i.e. Counter, Metal Burst, Mirror Coat, Curse) </text:p>
        </text:list-item>
        <text:list-item>
          <text:p text:style-name="P6">02 - Single opposing Pokémon selected at random (i.e. Outrage, Petal Dance, Thrash, Uproar) </text:p>
        </text:list-item>
        <text:list-item>
          <text:p text:style-name="P6">04 - All opposing Pokémon </text:p>
        </text:list-item>
        <text:list-item>
          <text:p text:style-name="P6">08 - All Pokémon other than the user </text:p>
        </text:list-item>
        <text:list-item>
          <text:p text:style-name="P6">10 - User </text:p>
        </text:list-item>
        <text:list-item>
          <text:p text:style-name="P6">20 - Both sides (e.g. Sunny Day, Trick Room) </text:p>
        </text:list-item>
        <text:list-item>
          <text:p text:style-name="P6">40 - User's side (e.g. Light Screen, Mist) </text:p>
        </text:list-item>
        <text:list-item>
          <text:p text:style-name="P6">80 - Opposing side (i.e. Spikes, Toxic Spikes, Stealth Rocks) </text:p>
        </text:list-item>
        <text:list-item>
          <text:p text:style-name="P6">100 - User's partner (i.e. Helping Hand) </text:p>
        </text:list-item>
        <text:list-item>
          <text:p text:style-name="P6">200 - Single Pokémon on user's side (i.e. Acupressure) </text:p>
        </text:list-item>
        <text:list-item>
          <text:p text:style-name="P6">400 - Single opposing Pokémon (i.e. Me First) </text:p>
        </text:list-item>
        <text:list-item>
          <text:p text:style-name="P5">800 - Single opposing Pokémon directly opposite of user</text:p>
        </text:list-item>
      </text:list>
      <text:p text:style-name="P2"/>
      <text:p text:style-name="P1"/>
      <text:p text:style-name="P2">Flags</text:p>
      <text:p text:style-name="P1"><text:tab/>a - The move makes physical contact with the target. </text:p>
      <text:list xml:id="list2484156865" text:style-name="L2">
        <text:list-item>
          <text:p text:style-name="P7">b - The target can use Protect or Detect to protect itself from the move. </text:p>
        </text:list-item>
      </text:list>
      <text:list xml:id="list698951642" text:style-name="L3">
        <text:list-item>
          <text:p text:style-name="P8">c - The target can use Magic Coat to redirect the effect of the move. Use this flag if the move deals no damage but causes a negative effect on the target. (Flags c and d are mutually exclusive.) </text:p>
        </text:list-item>
      </text:list>
      <text:list xml:id="list1852361736" text:style-name="L4">
        <text:list-item>
          <text:p text:style-name="P9">d - The target can use Snatch to steal the effect of the move. Use this flag for most moves that target the user. (Flags c and d are mutually exclusive.) </text:p>
        </text:list-item>
      </text:list>
      <text:list xml:id="list1203092235" text:style-name="L5">
        <text:list-item>
          <text:p text:style-name="P10">e - The move can be copied by Mirror Move. </text:p>
        </text:list-item>
      </text:list>
      <text:list xml:id="list367602182" text:style-name="L6">
        <text:list-item>
          <text:p text:style-name="P11">f - The move has a 10% chance of making the opponent flinch if the user is holding a King's Rock/Razor Fang. Use this flag for all damaging moves that don't already have a flinching effect. </text:p>
        </text:list-item>
      </text:list>
      <text:list xml:id="list1456836213" text:style-name="L7">
        <text:list-item>
          <text:p text:style-name="P12">g - If the user is frozen, the move will thaw it out before it is used. </text:p>
        </text:list-item>
      </text:list>
      <text:list xml:id="list1431875413" text:style-name="L8">
        <text:list-item>
          <text:p text:style-name="P13">h - The move has a high critical hit rate. </text:p>
        </text:list-item>
      </text:list>
      <text:list xml:id="list1352610762" text:style-name="L9">
        <text:list-item>
          <text:p text:style-name="P14">i - The move is a biting move (powered up by the ability Strong Jaw). </text:p>
        </text:list-item>
      </text:list>
      <text:list xml:id="list2788626053" text:style-name="L10">
        <text:list-item>
          <text:p text:style-name="P15">j - The move is a punching move (powered up by the ability Iron Fist). </text:p>
        </text:list-item>
      </text:list>
      <text:list xml:id="list801084275" text:style-name="L11">
        <text:list-item>
          <text:p text:style-name="P16">k - The move is a sound-based move. </text:p>
        </text:list-item>
      </text:list>
      <text:list xml:id="list370888923" text:style-name="L12">
        <text:list-item>
          <text:p text:style-name="P17">l - The move is a powder-based move (Grass-type Pokémon are immune to them). </text:p>
        </text:list-item>
      </text:list>
      <text:list xml:id="list677225207" text:style-name="L13">
        <text:list-item>
          <text:p text:style-name="P18">m - The move is a pulse-based move (powered up by the ability Mega Launcher). </text:p>
        </text:list-item>
      </text:list>
      <text:list xml:id="list157967918" text:style-name="L14">
        <text:list-item>
          <text:p text:style-name="P19">n - The move is a bomb-based move (resisted by the ability Bulletproof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2:34:30.281947511</meta:creation-date>
    <dc:date>2022-12-01T10:56:57.876727798</dc:date>
    <meta:editing-duration>PT11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395" meta:character-count="2024" meta:non-whitespace-character-count="1657"/>
  </office:meta>
</office:document-meta>
</file>